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ttr1</text:p>
          </table:table-cell>
          <table:table-cell office:value-type="string">
            <text:p>attr2</text:p>
          </table:table-cell>
          <table:table-cell office:value-type="string">
            <text:p>attr3</text:p>
          </table:table-cell>
          <table:table-cell office:value-type="string">
            <text:p>class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31">
            <text:p>131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52">
            <text:p>52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29">
            <text:p>129</text:p>
          </table:table-cell>
          <table:table-cell office:value-type="float" office:value="51">
            <text:p>5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31">
            <text:p>131</text:p>
          </table:table-cell>
          <table:table-cell office:value-type="float" office:value="52">
            <text:p>52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15">
            <text:p>115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7">
            <text:p>107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22">
            <text:p>122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44">
            <text:p>144</text:p>
          </table:table-cell>
          <table:table-cell office:value-type="float" office:value="47">
            <text:p>4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31">
            <text:p>131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18">
            <text:p>118</text:p>
          </table:table-cell>
          <table:table-cell office:value-type="float" office:value="51">
            <text:p>51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2">
            <text:p>122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27">
            <text:p>127</text:p>
          </table:table-cell>
          <table:table-cell office:value-type="float" office:value="51">
            <text:p>51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24">
            <text:p>124</text:p>
          </table:table-cell>
          <table:table-cell office:value-type="float" office:value="46">
            <text:p>46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41">
            <text:p>141</text:p>
          </table:table-cell>
          <table:table-cell office:value-type="float" office:value="58">
            <text:p>5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office:value-type="float" office:value="53">
            <text:p>5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7">
            <text:p>127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29.10.2011</text:date>, <text:time>16:18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9T16:13:12</meta:creation-date>
    <dc:date>2011-10-29T16:18:03</dc:date>
    <meta:editing-duration>PT4M55S</meta:editing-duration>
    <meta:editing-cycles>1</meta:editing-cycles>
    <meta:document-statistic meta:table-count="3" meta:cell-count="124" meta:object-count="0"/>
    <meta:generator>LibreOffice/3.4$Linux LibreOffice_project/340m1$Build-302</meta:generator>
  </office:meta>
</office:document-meta>
</file>